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ejaVu Sans Mono" svg:font-family="'DejaVu Sans Mono'"/>
    <style:font-face style:name="Linux Libertine" svg:font-family="'Linux Libertine'"/>
    <style:font-face style:name="Linux Libertine Display O" svg:font-family="'Linux Libertine Display O'"/>
    <style:font-face style:name="Linux Libertine O" svg:font-family="'Linux Libertine O'"/>
    <style:font-face style:name="OpenSymbol" svg:font-family="OpenSymbol"/>
    <style:font-face style:name="Prestige Elite Std" svg:font-family="'Prestige Elite Std'"/>
    <style:font-face style:name="Times New Roman" svg:font-family="'Times New Roman'"/>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break-before="page"/>
      <style:text-properties fo:font-size="8pt" style:font-size-asian="8pt" style:font-size-complex="8pt"/>
    </style:style>
    <style:style style:name="P2" style:family="paragraph" style:parent-style-name="Project">
      <style:paragraph-properties fo:break-before="page"/>
      <style:text-properties fo:language="de" fo:country="DE"/>
    </style:style>
    <style:style style:name="P3" style:family="paragraph" style:parent-style-name="Title">
      <style:text-properties fo:language="de" fo:country="DE"/>
    </style:style>
    <style:style style:name="P4" style:family="paragraph" style:parent-style-name="Text_20_body">
      <style:text-properties officeooo:rsid="0016594a" officeooo:paragraph-rsid="0016594a"/>
    </style:style>
    <style:style style:name="P5" style:family="paragraph" style:parent-style-name="Text_20_body">
      <style:text-properties officeooo:rsid="0047f6a9" officeooo:paragraph-rsid="0047f6a9"/>
    </style:style>
    <style:style style:name="P6" style:family="paragraph" style:parent-style-name="Text_20_body">
      <style:text-properties officeooo:rsid="004ff64c" officeooo:paragraph-rsid="004ff64c"/>
    </style:style>
    <style:style style:name="P7" style:family="paragraph" style:parent-style-name="Text_20_body">
      <style:text-properties officeooo:rsid="0051f4dd" officeooo:paragraph-rsid="0051f4dd"/>
    </style:style>
    <style:style style:name="P8" style:family="paragraph" style:parent-style-name="Text_20_body">
      <style:text-properties officeooo:rsid="00593044" officeooo:paragraph-rsid="00593044"/>
    </style:style>
    <style:style style:name="P9" style:family="paragraph" style:parent-style-name="Text_20_body">
      <style:text-properties officeooo:rsid="00597c1c" officeooo:paragraph-rsid="00597c1c"/>
    </style:style>
    <style:style style:name="P10" style:family="paragraph" style:parent-style-name="Text_20_body">
      <style:text-properties officeooo:rsid="006486bb" officeooo:paragraph-rsid="006486bb"/>
    </style:style>
    <style:style style:name="P11" style:family="paragraph" style:parent-style-name="Text_20_body">
      <style:text-properties officeooo:rsid="007e7587" officeooo:paragraph-rsid="007e7587"/>
    </style:style>
    <style:style style:name="P12" style:family="paragraph" style:parent-style-name="Text_20_body">
      <style:text-properties officeooo:rsid="007e7587" officeooo:paragraph-rsid="007ffe46"/>
    </style:style>
    <style:style style:name="P13" style:family="paragraph" style:parent-style-name="Text_20_body">
      <style:text-properties officeooo:rsid="0081553b" officeooo:paragraph-rsid="0081553b"/>
    </style:style>
    <style:style style:name="P14" style:family="paragraph" style:parent-style-name="Text_20_body">
      <style:text-properties officeooo:rsid="0081553b" officeooo:paragraph-rsid="0089020d"/>
    </style:style>
    <style:style style:name="P15" style:family="paragraph" style:parent-style-name="Text_20_body">
      <style:text-properties officeooo:rsid="0082266c" officeooo:paragraph-rsid="0082266c"/>
    </style:style>
    <style:style style:name="P16" style:family="paragraph" style:parent-style-name="Text_20_body">
      <style:text-properties officeooo:rsid="0082266c" officeooo:paragraph-rsid="0089020d"/>
    </style:style>
    <style:style style:name="P17" style:family="paragraph" style:parent-style-name="Text_20_body">
      <style:text-properties officeooo:rsid="008e6454" officeooo:paragraph-rsid="008e6454"/>
    </style:style>
    <style:style style:name="P18" style:family="paragraph" style:parent-style-name="Text_20_body">
      <style:text-properties officeooo:rsid="008e6454" officeooo:paragraph-rsid="00952e99"/>
    </style:style>
    <style:style style:name="P19" style:family="paragraph" style:parent-style-name="Text_20_body">
      <style:text-properties officeooo:rsid="008ea679" officeooo:paragraph-rsid="00952e99"/>
    </style:style>
    <style:style style:name="P20" style:family="paragraph" style:parent-style-name="Text_20_body">
      <style:text-properties officeooo:rsid="009a0fb9" officeooo:paragraph-rsid="009a0fb9"/>
    </style:style>
    <style:style style:name="P21" style:family="paragraph" style:parent-style-name="Text_20_body">
      <style:text-properties officeooo:rsid="00b2e642" officeooo:paragraph-rsid="00b2e642"/>
    </style:style>
    <style:style style:name="P22" style:family="paragraph" style:parent-style-name="Text_20_body">
      <style:text-properties officeooo:rsid="00b30d9c" officeooo:paragraph-rsid="00b30d9c"/>
    </style:style>
    <style:style style:name="P23" style:family="paragraph" style:parent-style-name="Text_20_body">
      <style:text-properties officeooo:rsid="00b30d9c" officeooo:paragraph-rsid="00b3661b"/>
    </style:style>
    <style:style style:name="P24" style:family="paragraph" style:parent-style-name="Text_20_body">
      <style:text-properties officeooo:rsid="00b3661b" officeooo:paragraph-rsid="00b3661b"/>
    </style:style>
    <style:style style:name="P25" style:family="paragraph" style:parent-style-name="Text_20_body">
      <style:text-properties officeooo:rsid="00b4b32a" officeooo:paragraph-rsid="00b4b32a"/>
    </style:style>
    <style:style style:name="P26" style:family="paragraph" style:parent-style-name="Text_20_body">
      <style:text-properties officeooo:rsid="00b60168" officeooo:paragraph-rsid="00b60168"/>
    </style:style>
    <style:style style:name="P27" style:family="paragraph" style:parent-style-name="Text_20_body">
      <style:text-properties officeooo:rsid="00b60168" officeooo:paragraph-rsid="00b7d357"/>
    </style:style>
    <style:style style:name="P28" style:family="paragraph" style:parent-style-name="Text_20_body">
      <style:text-properties officeooo:rsid="00b7d357" officeooo:paragraph-rsid="00b7d357"/>
    </style:style>
    <style:style style:name="P29" style:family="paragraph" style:parent-style-name="Text_20_body">
      <style:text-properties officeooo:rsid="00bb54d5" officeooo:paragraph-rsid="00bb54d5"/>
    </style:style>
    <style:style style:name="P30" style:family="paragraph" style:parent-style-name="Text_20_body">
      <style:text-properties officeooo:rsid="00c06715" officeooo:paragraph-rsid="00c06715"/>
    </style:style>
    <style:style style:name="P31" style:family="paragraph" style:parent-style-name="Heading_20_2">
      <style:text-properties officeooo:rsid="0047f6a9" officeooo:paragraph-rsid="0047f6a9"/>
    </style:style>
    <style:style style:name="P32" style:family="paragraph" style:parent-style-name="Heading_20_2">
      <style:text-properties officeooo:rsid="004ff64c" officeooo:paragraph-rsid="004ff64c"/>
    </style:style>
    <style:style style:name="P33" style:family="paragraph" style:parent-style-name="Heading_20_2">
      <style:text-properties officeooo:rsid="00593044" officeooo:paragraph-rsid="00593044"/>
    </style:style>
    <style:style style:name="P34" style:family="paragraph" style:parent-style-name="Heading_20_2">
      <style:text-properties officeooo:rsid="007cf95c" officeooo:paragraph-rsid="007cf95c"/>
    </style:style>
    <style:style style:name="P35" style:family="paragraph" style:parent-style-name="Heading_20_2">
      <style:text-properties officeooo:rsid="0081553b" officeooo:paragraph-rsid="0081553b"/>
    </style:style>
    <style:style style:name="P36" style:family="paragraph" style:parent-style-name="Heading_20_2">
      <style:text-properties officeooo:rsid="0089020d" officeooo:paragraph-rsid="0089020d"/>
    </style:style>
    <style:style style:name="P37" style:family="paragraph" style:parent-style-name="Heading_20_2">
      <style:text-properties officeooo:rsid="008ea679" officeooo:paragraph-rsid="008ea679"/>
    </style:style>
    <style:style style:name="P38" style:family="paragraph" style:parent-style-name="Heading_20_2">
      <style:text-properties officeooo:rsid="009a0fb9" officeooo:paragraph-rsid="009a0fb9"/>
    </style:style>
    <style:style style:name="P39" style:family="paragraph" style:parent-style-name="Heading_20_2">
      <style:text-properties officeooo:rsid="00b2e642" officeooo:paragraph-rsid="00b2e642"/>
    </style:style>
    <style:style style:name="P40" style:family="paragraph" style:parent-style-name="Heading_20_3">
      <style:text-properties officeooo:rsid="009a0fb9" officeooo:paragraph-rsid="009a0fb9"/>
    </style:style>
    <style:style style:name="P41" style:family="paragraph" style:parent-style-name="Heading_20_3">
      <style:text-properties officeooo:rsid="00b30d9c" officeooo:paragraph-rsid="00b30d9c"/>
    </style:style>
    <style:style style:name="P42" style:family="paragraph" style:parent-style-name="Heading_20_3">
      <style:text-properties officeooo:rsid="00b3661b" officeooo:paragraph-rsid="00b3661b"/>
    </style:style>
    <style:style style:name="P43" style:family="paragraph" style:parent-style-name="Heading_20_3">
      <style:text-properties officeooo:rsid="00b4b32a" officeooo:paragraph-rsid="00b4b32a"/>
    </style:style>
    <style:style style:name="P44" style:family="paragraph" style:parent-style-name="Heading_20_3">
      <style:text-properties officeooo:rsid="00c06715" officeooo:paragraph-rsid="00c06715"/>
    </style:style>
    <style:style style:name="P45" style:family="paragraph" style:parent-style-name="Heading_20_1" style:master-page-name="">
      <style:paragraph-properties style:page-number="auto"/>
      <style:text-properties officeooo:rsid="004ff64c" officeooo:paragraph-rsid="004ff64c"/>
    </style:style>
    <style:style style:name="P46" style:family="paragraph" style:parent-style-name="Heading_20_1">
      <style:text-properties officeooo:rsid="00b2e642" officeooo:paragraph-rsid="00b2e642"/>
    </style:style>
    <style:style style:name="P47" style:family="paragraph" style:parent-style-name="List_20_1_20_End">
      <style:text-properties officeooo:paragraph-rsid="00952e99"/>
    </style:style>
    <style:style style:name="P48" style:family="paragraph" style:parent-style-name="Text_20_body">
      <style:text-properties officeooo:rsid="00b7d357" officeooo:paragraph-rsid="00b7d357"/>
    </style:style>
    <style:style style:name="P49" style:family="paragraph" style:parent-style-name="Numbering_20_1_20_Cont.">
      <style:text-properties officeooo:rsid="00b8a9d6" officeooo:paragraph-rsid="00b8a9d6"/>
    </style:style>
    <style:style style:name="P50" style:family="paragraph" style:parent-style-name="Numbering_20_1_20_Cont.">
      <style:text-properties officeooo:rsid="00b9c4d5" officeooo:paragraph-rsid="00b9c4d5"/>
    </style:style>
    <style:style style:name="P51" style:family="paragraph" style:parent-style-name="Numbering_20_1_20_Start">
      <style:text-properties officeooo:rsid="00bb54d5" officeooo:paragraph-rsid="00bb54d5"/>
    </style:style>
    <style:style style:name="P52" style:family="paragraph" style:parent-style-name="List_20_1_20_Cont.">
      <style:text-properties officeooo:rsid="0047f6a9" officeooo:paragraph-rsid="0047f6a9"/>
    </style:style>
    <style:style style:name="P53" style:family="paragraph" style:parent-style-name="List_20_1_20_Cont.">
      <style:text-properties officeooo:rsid="00593044" officeooo:paragraph-rsid="00593044"/>
    </style:style>
    <style:style style:name="P54" style:family="paragraph" style:parent-style-name="List_20_1_20_Cont.">
      <style:text-properties officeooo:rsid="004ff3ff" officeooo:paragraph-rsid="004ff3ff"/>
    </style:style>
    <style:style style:name="P55" style:family="paragraph" style:parent-style-name="List_20_1_20_Cont.">
      <style:text-properties officeooo:rsid="006486bb" officeooo:paragraph-rsid="006486bb"/>
    </style:style>
    <style:style style:name="P56" style:family="paragraph" style:parent-style-name="List_20_1_20_Cont.">
      <style:text-properties officeooo:rsid="0082266c" officeooo:paragraph-rsid="0082266c"/>
    </style:style>
    <style:style style:name="P57" style:family="paragraph" style:parent-style-name="List_20_1_20_Cont.">
      <style:text-properties officeooo:rsid="008e6454" officeooo:paragraph-rsid="00952e99"/>
    </style:style>
    <style:style style:name="P58" style:family="paragraph" style:parent-style-name="List_20_1_20_Cont.">
      <style:text-properties officeooo:rsid="008ea679" officeooo:paragraph-rsid="00952e99"/>
    </style:style>
    <style:style style:name="P59" style:family="paragraph" style:parent-style-name="List_20_1_20_Cont.">
      <style:text-properties officeooo:rsid="00b30d9c" officeooo:paragraph-rsid="00b30d9c"/>
    </style:style>
    <style:style style:name="P60" style:family="paragraph" style:parent-style-name="List_20_1_20_Cont.">
      <style:text-properties officeooo:rsid="00b2e642" officeooo:paragraph-rsid="00b2e642"/>
    </style:style>
    <style:style style:name="P61" style:family="paragraph" style:parent-style-name="List_20_1_20_Cont.">
      <style:text-properties officeooo:rsid="00b4b32a" officeooo:paragraph-rsid="00b4b32a"/>
    </style:style>
    <style:style style:name="P62" style:family="paragraph" style:parent-style-name="List_20_1_20_Cont.">
      <style:text-properties officeooo:rsid="00bb54d5" officeooo:paragraph-rsid="00bb54d5"/>
    </style:style>
    <style:style style:name="P63" style:family="paragraph" style:parent-style-name="List_20_1_20_Cont.">
      <style:text-properties officeooo:rsid="00bd74d3" officeooo:paragraph-rsid="00bd74d3"/>
    </style:style>
    <style:style style:name="P64" style:family="paragraph" style:parent-style-name="Heading_20_1"/>
    <style:style style:name="P65" style:family="paragraph" style:parent-style-name="List_20_1_20_Start">
      <style:text-properties officeooo:rsid="0047f6a9" officeooo:paragraph-rsid="0047f6a9"/>
    </style:style>
    <style:style style:name="P66" style:family="paragraph" style:parent-style-name="List_20_1_20_Start">
      <style:text-properties officeooo:rsid="006486bb" officeooo:paragraph-rsid="006486bb"/>
    </style:style>
    <style:style style:name="P67" style:family="paragraph" style:parent-style-name="List_20_1_20_Start">
      <style:text-properties officeooo:rsid="0081553b" officeooo:paragraph-rsid="0081553b"/>
    </style:style>
    <style:style style:name="P68" style:family="paragraph" style:parent-style-name="List_20_1_20_Start">
      <style:text-properties officeooo:rsid="008e6454" officeooo:paragraph-rsid="00952e99"/>
    </style:style>
    <style:style style:name="P69" style:family="paragraph" style:parent-style-name="List_20_1_20_Start">
      <style:text-properties officeooo:rsid="008ea679" officeooo:paragraph-rsid="00952e99"/>
    </style:style>
    <style:style style:name="P70" style:family="paragraph" style:parent-style-name="List_20_1_20_Start">
      <style:text-properties officeooo:rsid="00952e99" officeooo:paragraph-rsid="00952e99"/>
    </style:style>
    <style:style style:name="P71" style:family="paragraph" style:parent-style-name="List_20_1_20_Start">
      <style:text-properties officeooo:rsid="00b2e642" officeooo:paragraph-rsid="00b2e642"/>
    </style:style>
    <style:style style:name="P72" style:family="paragraph" style:parent-style-name="List_20_1_20_Start">
      <style:text-properties officeooo:rsid="00b4b32a" officeooo:paragraph-rsid="00b4b32a"/>
    </style:style>
    <style:style style:name="P73" style:family="paragraph" style:parent-style-name="List_20_1_20_Start">
      <style:text-properties officeooo:rsid="00bb54d5" officeooo:paragraph-rsid="00bb54d5"/>
    </style:style>
    <style:style style:name="P74" style:family="paragraph" style:parent-style-name="Heading_20_2"/>
    <style:style style:name="T1" style:family="text">
      <style:text-properties fo:font-style="italic"/>
    </style:style>
    <style:style style:name="T2" style:family="text">
      <style:text-properties fo:font-style="italic" officeooo:rsid="0016594a"/>
    </style:style>
    <style:style style:name="T3" style:family="text">
      <style:text-properties fo:font-style="italic" style:font-style-asian="italic" style:font-style-complex="italic"/>
    </style:style>
    <style:style style:name="T4" style:family="text">
      <style:text-properties officeooo:rsid="0016594a"/>
    </style:style>
    <style:style style:name="T5" style:family="text">
      <style:text-properties officeooo:rsid="004ff64c"/>
    </style:style>
    <style:style style:name="T6" style:family="text">
      <style:text-properties officeooo:rsid="0051f4dd"/>
    </style:style>
    <style:style style:name="T7" style:family="text">
      <style:text-properties officeooo:rsid="00593044"/>
    </style:style>
    <style:style style:name="T8" style:family="text">
      <style:text-properties officeooo:rsid="00597c1c"/>
    </style:style>
    <style:style style:name="T9" style:family="text">
      <style:text-properties officeooo:rsid="007d0b51"/>
    </style:style>
    <style:style style:name="T10" style:family="text">
      <style:text-properties officeooo:rsid="007f6989"/>
    </style:style>
    <style:style style:name="T11" style:family="text">
      <style:text-properties officeooo:rsid="007ffe46"/>
    </style:style>
    <style:style style:name="T12" style:family="text">
      <style:text-properties officeooo:rsid="0081553b"/>
    </style:style>
    <style:style style:name="T13" style:family="text">
      <style:text-properties officeooo:rsid="0082266c"/>
    </style:style>
    <style:style style:name="T14" style:family="text">
      <style:text-properties officeooo:rsid="00872caf"/>
    </style:style>
    <style:style style:name="T15" style:family="text">
      <style:text-properties officeooo:rsid="008e6454"/>
    </style:style>
    <style:style style:name="T16" style:family="text">
      <style:text-properties officeooo:rsid="008ea679"/>
    </style:style>
    <style:style style:name="T17" style:family="text">
      <style:text-properties officeooo:rsid="00952e99"/>
    </style:style>
    <style:style style:name="T18" style:family="text">
      <style:text-properties style:text-position="sub 66%"/>
    </style:style>
    <style:style style:name="T19" style:family="text">
      <style:text-properties officeooo:rsid="009b2612"/>
    </style:style>
    <style:style style:name="T20" style:family="text">
      <style:text-properties officeooo:rsid="00b30d9c"/>
    </style:style>
    <style:style style:name="T21" style:family="text">
      <style:text-properties officeooo:rsid="00b3661b"/>
    </style:style>
    <style:style style:name="T22" style:family="text">
      <style:text-properties officeooo:rsid="00b4b32a"/>
    </style:style>
    <style:style style:name="T23" style:family="text">
      <style:text-properties officeooo:rsid="00b9c4d5"/>
    </style:style>
    <style:style style:name="T24" style:family="text">
      <style:text-properties officeooo:rsid="00bb54d5"/>
    </style:style>
    <style:style style:name="T25" style:family="text">
      <style:text-properties officeooo:rsid="00bd74d3"/>
    </style:style>
    <style:style style:name="T26" style:family="text">
      <style:text-properties officeooo:rsid="00c3a74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2">Project <text:span text:style-name="T1">Cora</text:span><text:span text:style-name="T2">Trade</text:span></text:p>
        <text:p text:style-name="P3">Cora<text:span text:style-name="T4">Trade</text:span></text:p>
        <text:h text:style-name="Heading_20_1" text:outline-level="1">Overview</text:h>
        <text:h text:style-name="Heading_20_2" text:outline-level="2">Summary</text:h>
        <text:p text:style-name="P4">CoraTrade is an automatic trading application based on the Interactive Brokers platform.</text:p>
        <text:p text:style-name="P31">What It Does</text:p>
        <text:p text:style-name="P5">CoraTrade</text:p>
        <text:list xml:id="list2402317495" text:style-name="List_20_1">
          <text:list-item>
            <text:p text:style-name="P65">discovers new securities in the markets it operates;</text:p>
          </text:list-item>
          <text:list-item>
            <text:p text:style-name="P52">collects market data of the securities it knows;</text:p>
          </text:list-item>
          <text:list-item>
            <text:p text:style-name="P52">enriches <text:span text:style-name="T7">market data</text:span> with data it calculates / derives;</text:p>
          </text:list-item>
          <text:list-item>
            <text:p text:style-name="P53">rates the hotness of all securities and adjusts the observation interval;</text:p>
          </text:list-item>
          <text:list-item>
            <text:p text:style-name="P52">discovers opportunities to buy, sell or hold securities;</text:p>
          </text:list-item>
          <text:list-item>
            <text:p text:style-name="P52">executes the most urgent and then best opportunities in line with its limitations;</text:p>
          </text:list-item>
          <text:list-item>
            <text:p text:style-name="P52">operates on a paper trading account and a real account at the same time</text:p>
          </text:list-item>
          <text:list-item>
            <text:p text:style-name="P54">rates the prediction of opportunities</text:p>
          </text:list-item>
          <text:list-item>
            <text:p text:style-name="P54">uses <text:span text:style-name="T5">genetic algorithms and neural networks to develop and refine prediction</text:span></text:p>
          </text:list-item>
        </text:list>
        <text:p text:style-name="P45">Features</text:p>
        <text:p text:style-name="P32">Discovery of New Securities</text:p>
        <text:p text:style-name="P6">This is done via security scanner modules that operate on <text:span text:style-name="T7">various</text:span> other websites displaying changing sets of “winners”, “losers”, “<text:span text:style-name="T26">biggest </text:span>volume” a. s. o.</text:p>
        <text:p text:style-name="P6">There is ideally one module per scanned site; the modules are of course hot-pluggable, and the configuration of modules is persisted so that on startup the same modules are active that were active when the application last terminated.</text:p>
        <text:p text:style-name="P32">Market Data Collection</text:p>
        <text:p text:style-name="P6">This is done via one module that periodically reads the security data set<text:span text:style-name="T6"> and</text:span> <text:span text:style-name="T6">issues a market scan request for each security that is ‘ripe’ to be scanned. <text:s/>The intervals are variable and depend on the ‘hotness’ of the security, but all intervals must be multiples of the minimum time unit which is the scanning period of the module. <text:s/>The minimum scanning period is variable between 5 seconds and 30 minutes (5, 15, 60, 300, 600, 1800 seconds).</text:span></text:p>
        <text:p text:style-name="P7">The ‘hotness’ of a security is determined by the <text:span text:style-name="T7">security rating service.</text:span></text:p>
        <text:p text:style-name="P33">Market Data Enrichment</text:p>
        <text:p text:style-name="P8"><text:span text:style-name="T8">On top of</text:span> <text:span text:style-name="T8">(</text:span>the history of<text:span text:style-name="T8">)</text:span> crude market data (open / close / low / high / volume for ranges, and bid / ask / price / size for trades), the market data enrichment service generates<text:span text:style-name="T8"> enriched data relevant for the rating of the security. <text:s/>There is one service module per type of enrichment.</text:span></text:p>
        <text:p text:style-name="P9">Typical enrichments are:</text:p>
        <text:list xml:id="list225044863991172" text:continue-numbering="true" text:style-name="List_20_1">
          <text:list-item>
            <text:p text:style-name="P66">Haiken Ashi candlestick parameters</text:p>
          </text:list-item>
          <text:list-item>
            <text:p text:style-name="P55">Various moving averages and the<text:span text:style-name="T12">ir</text:span> intersection points</text:p>
          </text:list-item>
          <text:list-item>
            <text:p text:style-name="List_20_1_20_End"><text:soft-page-break/>RSI</text:p>
          </text:list-item>
        </text:list>
        <text:p text:style-name="P10">..<text:span text:style-name="T12">Note that enrichments may depend on the observation interval — this is however handled internally in the enrichment service</text:span></text:p>
        <text:p text:style-name="P34">Rating of Hotness<text:span text:style-name="T9"> &amp; Adjustment of the Observation Interval</text:span></text:p>
        <text:p text:style-name="P11">Using the enriched data, <text:span text:style-name="T12">the security rating service determines </text:span>the hotness of a security <text:span text:style-name="T12">in</text:span> a range from 0 to 5 (0 meaning that the security is not observed at all, to 5 meaning critically hot). <text:s/>The observation interval is adjusted according to the hotness using configurable interval times depending on the type of security.</text:p>
        <text:p text:style-name="P12">The observation range of a stock could be<text:span text:style-name="T10"> e. g.</text:span> <text:span text:style-name="T11">[</text:span>1: weekly, 2: daily, 3: hourly, 4: minutely, 5: 5-secondly<text:span text:style-name="T11">].</text:span></text:p>
        <text:p text:style-name="P13">Note that intraday requires timely market data, not delayed ones.</text:p>
        <text:p text:style-name="P35">Discovery of Buying and Selling Opportunities</text:p>
        <text:p text:style-name="P16">Selling and buying signals are calculated by the security rating service, too. <text:s/></text:p>
        <text:p text:style-name="P36">Execution of Opportunities</text:p>
        <text:p text:style-name="P14">There is a potentially limited number of transactions that can be made (not only in terms of available money, but also regulatory, e. g. the number of daily transactions is limited to 5 for non-professional traders), so the<text:span text:style-name="T13">r</text:span>e must be a clear ranking of priorities, which is:</text:p>
        <text:list xml:id="list225043934998227" text:continue-numbering="true" text:style-name="List_20_1">
          <text:list-item>
            <text:p text:style-name="P67">Sales first. <text:s/>If anything needs to be sold, <text:span text:style-name="T15">this is the </text:span>highest priority.</text:p>
          </text:list-item>
          <text:list-item>
            <text:p text:style-name="P56">Empty sales second (if th<text:span text:style-name="T15">is feature / module</text:span> <text:span text:style-name="T15">is </text:span>enabled).</text:p>
          </text:list-item>
          <text:list-item>
            <text:p text:style-name="P56">Purchases last.</text:p>
          </text:list-item>
        </text:list>
        <text:p text:style-name="P15">The strongest signals of each category win, where the <text:span text:style-name="T14">total amount at stake is factored into the signal strength.</text:span></text:p>
        <text:p text:style-name="P17">Most trades will be made with a frame of security. <text:s/>Additionally, purchases may be protected with stop-loss orders.</text:p>
        <text:p text:style-name="Heading_20_2">Operating on Paper-Trading and Real Account in <text:span text:style-name="T15">Parallel</text:span></text:p>
        <text:p text:style-name="P17">Strategies are developed on the paper trading account and applied to the real account when they are mature, potentially replacing older inferior strategies.</text:p>
        <text:p text:style-name="P37">Opportunity Prediction Rating</text:p>
        <text:p text:style-name="P18">On the paper trading account, concurrent strategies can express themselves in slices of the whole:</text:p>
        <text:list xml:id="list225044744036900" text:continue-numbering="true" text:style-name="List_20_1">
          <text:list-item>
            <text:p text:style-name="P68">Time-slices<text:span text:style-name="T16"> (every strategy will have exclusive turns on the time axis)</text:span></text:p>
          </text:list-item>
          <text:list-item>
            <text:p text:style-name="P57">Limited set of shares<text:span text:style-name="T16"> (every strategy has a fixed set of securities it trades)</text:span></text:p>
          </text:list-item>
          <text:list-item>
            <text:p text:style-name="P47">…</text:p>
          </text:list-item>
        </text:list>
        <text:p text:style-name="P19">Even with slicing, all strategies compute their execution over the whole market and time, and receive feedback on how well they <text:span text:style-name="T3">would </text:span>have done. <text:s/>An overall evaluation evaluates the strategy</text:p>
        <text:list xml:id="list225044288343078" text:continue-numbering="true" text:style-name="List_20_1">
          <text:list-item>
            <text:p text:style-name="P69">per individual security</text:p>
          </text:list-item>
          <text:list-item>
            <text:p text:style-name="P58">per market trend (bearish, bullish)</text:p>
          </text:list-item>
          <text:list-item>
            <text:p text:style-name="P58">per security type</text:p>
          </text:list-item>
          <text:list-item>
            <text:p text:style-name="P58">per other criteria (to be continued)<text:span text:style-name="T17"> …</text:span></text:p>
          </text:list-item>
          <text:list-item>
            <text:p text:style-name="P47">in total</text:p>
          </text:list-item>
        </text:list>
        <text:p text:style-name="P19">The evaluation is historized.</text:p>
        <text:p text:style-name="P19">The best strateg<text:span text:style-name="T17">ies</text:span> will then be applied to the real account as of the next turn<text:span text:style-name="T17">:</text:span></text:p>
        <text:list xml:id="list225044871013117" text:continue-numbering="true" text:style-name="List_20_1">
          <text:list-item>
            <text:p text:style-name="P70">Best in total will be the default algorithm</text:p>
          </text:list-item>
          <text:list-item>
            <text:p text:style-name="List_20_1_20_End">For each security:<text:line-break/><text:soft-page-break/>- start with the default algorithm<text:line-break/>- if the trend algorithm is better than that, it is chosen<text:line-break/>- if the security type algorithm is better than that, it is chosen<text:line-break/>- if an other criteria algorithms is better than that, it is chosen<text:line-break/>- if the individual best algorithm is better than that, it is chosen.</text:p>
          </text:list-item>
        </text:list>
        <text:p text:style-name="P38">Use of Neural Networks, Cellular Automata and Genetic Algorithms</text:p>
        <text:p text:style-name="P20">The single algorithms are implemented as genetic algorithms with arbitrary initial genes to create a cellular automaton operating a neural network.</text:p>
        <text:p text:style-name="P40">Cellular Automaton</text:p>
        <text:p text:style-name="P20">A cellular automaton is an n<text:span text:style-name="T18">|n&gt;1</text:span>-dimensional grid of cells<text:span text:style-name="T19">. <text:s/>Each cell receives input from all neighbors touching the rectangular (square, cube, …) cell at the sides or corners, but it can decide to ignore all of them. <text:s/>Each cell can send output to all neighbors, but usually will select only a few of them, typically along the axis of gravity. <text:s/>Each cell represents a function that transforms all of its inputs to all of its outputs.</text:span></text:p>
        <text:p text:style-name="P40">Genetic Algorithms</text:p>
        <text:p text:style-name="P20"/>
        <text:p text:style-name="P44">Neural Network</text:p>
        <text:p text:style-name="P30"/>
        <text:p text:style-name="P46">System Components</text:p>
        <text:p text:style-name="P39">Application</text:p>
        <text:p text:style-name="P21">The application ties everything together and is the main controller.</text:p>
        <text:p text:style-name="P22">The application starts by triggering <text:span text:style-name="T21">the </text:span>market data module<text:span text:style-name="T21">, which in turn starts collecting market data.</text:span></text:p>
        <text:p text:style-name="P39">Storage</text:p>
        <text:p text:style-name="P21">The storage component provides</text:p>
        <text:list xml:id="list225045113076809" text:continue-numbering="true" text:style-name="List_20_1">
          <text:list-item>
            <text:p text:style-name="P71">the history of enriched market data</text:p>
          </text:list-item>
          <text:list-item>
            <text:p text:style-name="P59">the table of securities</text:p>
          </text:list-item>
          <text:list-item>
            <text:p text:style-name="P60">the configuration of the modules</text:p>
          </text:list-item>
          <text:list-item>
            <text:p text:style-name="P59">the Timer’s schedule</text:p>
          </text:list-item>
          <text:list-item>
            <text:p text:style-name="List_20_1_20_End">…</text:p>
          </text:list-item>
        </text:list>
        <text:p text:style-name="P39">Timer</text:p>
        <text:p text:style-name="P21">The timer component invokes certain <text:span text:style-name="T20">functions in predefined intervals, e. g. the checking of securities. <text:s/>The timer has a schedule (stored in the storage component), which can be tuned by the corresponding modules, and uses the central messaging queue’s Deferred requests to execute those functions.</text:span></text:p>
        <text:p text:style-name="P39">Modules</text:p>
        <text:p text:style-name="P21">The modules provide customized functionality<text:span text:style-name="T20">, lined out in the subsections below.</text:span></text:p>
        <text:p text:style-name="P41"><text:soft-page-break/>Market Data Module</text:p>
        <text:p text:style-name="P23">The market data module queries market data and makes them available both in-memory and in-storage.<text:span text:style-name="T21"> <text:s/>This module establishes the timer schedule for each security — where t</text:span>he <text:span text:style-name="T21">(persisted) hotness of each security defines its query interval — and runs a recurrent task to load and persist its security’s market data</text:span></text:p>
        <text:p text:style-name="P24">Incoming market data trigger the data enrichment module.</text:p>
        <text:p text:style-name="P42">Data Enrichment Module</text:p>
        <text:p text:style-name="P24">The data enrichment module know<text:span text:style-name="T22">s</text:span> how to enrich <text:span text:style-name="T22">a </text:span>crude market data entry for a variety of securities<text:span text:style-name="T22"> by adding decorations (“additional data enrichment”). <text:s/>Incoming market data trigger the corresponding enrichment service, which</text:span></text:p>
        <text:list xml:id="list225044645151495" text:continue-numbering="true" text:style-name="List_20_1">
          <text:list-item>
            <text:p text:style-name="P72">reads the history of the security as far back as necessary</text:p>
          </text:list-item>
          <text:list-item>
            <text:p text:style-name="P61">adds decorations for the market data entry that triggered the enrichment service</text:p>
          </text:list-item>
          <text:list-item>
            <text:p text:style-name="P61">persists the decorations so that they can be found together with the raw market data</text:p>
          </text:list-item>
          <text:list-item>
            <text:p text:style-name="List_20_1_20_End">…</text:p>
          </text:list-item>
        </text:list>
        <text:p text:style-name="P25">The process of generating decorations is recursive by nature: Adding certain simple decorations may trigger the calculation and adding of more complex decorations. <text:s/>E. g. adding the second of two related moving averages may trigger an RSI calculation.</text:p>
        <text:p text:style-name="P25">Certain types of decorations can trigger the security rating module to reassess the hotness and trading opportunities for a security.</text:p>
        <text:p text:style-name="P43">Security Rating Module</text:p>
        <text:p text:style-name="P26">The security rating module determines both the hotness of a security (which in turn determines its data acquisition interval) and trading opportunities. <text:s/>Note that these two calculations are independent, so a security can also be rated ‘tradable’ if it is not red-hot: Theoretically a buying or selling opportunity could arise for a security whose data acquisition interval is ‘weekly’).</text:p>
        <text:p text:style-name="P27">The security rating module is triggered by market decorations.</text:p>
        <text:p text:style-name="P27">The hotness of a security is usually calculated by fuzzy logic from certain decorations, which indicate that a security needs to be observed more closely to find the best moment for trading it (so it is hot), or on the contrary indicate that a security is unlikely to produce a trading opportunity anytime soon and thus needs not be tracked closely (so it is cold). <text:s/>Cold securities (probably the majority at any given time) produce less useless data and therefore spare storage media and prevent search times from exploding.</text:p>
        <text:p text:style-name="P28">The tradability of a security is also calculated by fuzzy logic from certain decorations. <text:s/>Securities which can bring the predefined or even bigger profit by selling them, get a selling signal attached. <text:s/>Securities which are in a perfect position to be bought, get a buying signal attached. <text:s/>And securities in a perfect position for being sold empty will get a pre-selling signal.</text:p>
        <text:p text:style-name="P29">The tradability of a security is also calculated by fuzzy logic from certain decorations. <text:s/>These indicate</text:p>
        <text:list xml:id="list225043785805770" text:continue-numbering="true" text:style-name="List_20_1">
          <text:list-item>
            <text:p text:style-name="P73">if a held security makes enough profit to be sold<text:span text:style-name="T25"> (→ selling signal)</text:span></text:p>
          </text:list-item>
          <text:list-item>
            <text:p text:style-name="P62">if a pre-sold security makes enough profit to be post-bought<text:span text:style-name="T25"> (→ buying signal)</text:span></text:p>
          </text:list-item>
          <text:list-item>
            <text:p text:style-name="P62">the risk of holding a security<text:span text:style-name="T25"> (→ selling signal)</text:span></text:p>
          </text:list-item>
          <text:list-item>
            <text:p text:style-name="P62">the risk of a pre-sold security<text:span text:style-name="T25"> (→ buying signal)</text:span></text:p>
          </text:list-item>
          <text:list-item>
            <text:p text:style-name="P63">a beginning upward trend of an unheld security (→ buying signal)</text:p>
          </text:list-item>
          <text:list-item>
            <text:p text:style-name="P63">a beginning downward trend of an unheld security (→ preselling signal)</text:p>
          </text:list-item>
          <text:list-item>
            <text:p text:style-name="List_20_1_20_End">…</text:p>
          </text:list-item>
        </text:list>
        <text:p text:style-name="P28">All securities with signals <text:span text:style-name="T25">above a certain threshold </text:span>trigger the trade execution module.</text:p>
        <text:p text:style-name="Heading_20_3">Trade Execution Module</text:p>
        <text:p text:style-name="P28">The trade execution module actually makes orders. <text:s/>It has a couple of rules according to which it triggers orders:</text:p>
        <text:list xml:id="list3286903208" text:style-name="Numbering_20_123">
          <text:list-item>
            <text:p text:style-name="P51">In non-professional mode, there is a maximum of orders per day (config parameter <text:span text:style-name="Code_5f_text">MAX_ORDERS</text:span>).</text:p>
          </text:list-item>
          <text:list-item>
            <text:p text:style-name="Numbering_20_1_20_Cont.">Postbuy (buy empty) &gt; Sell &gt; Buy &gt; Presell (<text:span text:style-name="T23">sell </text:span>empty)</text:p>
          </text:list-item>
          <text:list-item>
            <text:p text:style-name="P49"><text:soft-page-break/>For each presell, an untouchable money backup must be reserved in the amount of the presell</text:p>
          </text:list-item>
          <text:list-item>
            <text:p text:style-name="P49">Every postbuy will release the attached money backup<text:span text:style-name="T23"> only after the order has been executed</text:span></text:p>
          </text:list-item>
          <text:list-item>
            <text:p text:style-name="P49">Total expected expenses for postbuy and sell must never exceed 75 % (config parameter <text:span text:style-name="Code_5f_text">MAX_SELL</text:span>) of the available money.</text:p>
          </text:list-item>
          <text:list-item>
            <text:p text:style-name="P50">The sales barrier must cover the courtage and make an expected profit of at least 10.--.</text:p>
          </text:list-item>
          <text:list-item>
            <text:p text:style-name="P50">To stay under the radar, the order volume is limited to 1<text:span text:style-name="T24">‰</text:span> (config parameter <text:span text:style-name="Code_5f_text">MAG_LIMIT</text:span>) of the current average volumes traded for that security.</text:p>
          </text:list-item>
          <text:list-item>
            <text:p text:style-name="Numbering_20_1_20_End">…</text:p>
          </text:list-item>
        </text:list>
        <text:p text:style-name="P29">In order to make the best guess, trades are done in rounds<text:span text:style-name="T25">. <text:s/>In each round, all the relevant securities are evaluated, and only then a trading decision over all securities is made for the securities with very strong signals.</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DejaVu Sans Mono" svg:font-family="'DejaVu Sans Mono'"/>
    <style:font-face style:name="Linux Libertine" svg:font-family="'Linux Libertine'"/>
    <style:font-face style:name="Linux Libertine Display O" svg:font-family="'Linux Libertine Display O'"/>
    <style:font-face style:name="Linux Libertine O" svg:font-family="'Linux Libertine O'"/>
    <style:font-face style:name="OpenSymbol" svg:font-family="OpenSymbol"/>
    <style:font-face style:name="Prestige Elite Std" svg:font-family="'Prestige Elite Std'"/>
    <style:font-face style:name="Times New Roman" svg:font-family="'Times New Roman'"/>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tab-stop-distance="1.251cm" style:writing-mode="page"/>
      <style:text-properties fo:color="#00000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Linux Libertine" fo:font-family="'Linux Libertine'" fo:font-size="10.5pt"/>
    </style:style>
    <style:style style:name="Heading" style:family="paragraph" style:parent-style-name="Standard" style:next-style-name="Text_20_body" style:class="text">
      <style:paragraph-properties fo:margin-top="0.423cm" fo:margin-bottom="0.212cm" loext:contextual-spacing="false" fo:keep-with-next="always" style:writing-mode="lr-tb"/>
      <style:text-properties style:font-name="Linux Libertine O" fo:font-family="'Linux Libertine O'" fo:font-size="10.5pt"/>
    </style:style>
    <style:style style:name="Text_20_body" style:display-name="Text body" style:family="paragraph" style:parent-style-name="Standard" style:class="text">
      <style:paragraph-properties fo:margin-top="0.102cm" fo:margin-bottom="0.102cm" loext:contextual-spacing="false"/>
      <style:text-properties style:font-name="Linux Libertine O" fo:font-family="'Linux Libertine O'" fo:font-size="10.5pt"/>
    </style:style>
    <style:style style:name="List" style:family="paragraph" style:parent-style-name="Text_20_body" style:class="list"/>
    <style:style style:name="List_20_1_20_End" style:display-name="List 1 End" style:family="paragraph" style:parent-style-name="List_20_1" style:next-style-name="Text_20_body" style:list-style-name="List_20_1" style:class="list">
      <style:paragraph-properties fo:margin-left="0.4cm" fo:margin-right="0cm" fo:margin-top="0cm" fo:margin-bottom="0.102cm" loext:contextual-spacing="false" fo:text-align="start" style:justify-single-word="false" fo:text-indent="-0.199cm" style:auto-text-indent="false">
        <style:tab-stops/>
      </style:paragraph-properties>
    </style:style>
    <style:style style:name="List_20_1" style:display-name="List 1" style:family="paragraph" style:parent-style-name="Text_20_body" style:class="list">
      <style:paragraph-properties fo:margin-top="0cm" fo:margin-bottom="0cm" loext:contextual-spacing="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class="index">
      <style:paragraph-properties fo:margin-left="1.27cm" fo:margin-right="0cm" fo:text-indent="-0.762cm" style:auto-text-indent="false"/>
    </style:style>
    <style:style style:name="List_20_2" style:display-name="List 2" style:family="paragraph" style:parent-style-name="Text_20_body" style:class="list">
      <style:paragraph-properties fo:margin-left="1.27cm" fo:margin-right="0cm" fo:margin-top="0cm" fo:margin-bottom="0.212cm" loext:contextual-spacing="false" fo:text-indent="-0.635cm" style:auto-text-indent="false"/>
    </style:style>
    <style:style style:name="Contents_20_2" style:display-name="Contents 2" style:family="paragraph" style:parent-style-name="Normal" style:next-style-name="Normal" style:class="index">
      <style:paragraph-properties fo:margin-left="2.54cm" fo:margin-right="0cm" fo:text-indent="-0.762cm" style:auto-text-indent="false"/>
    </style:style>
    <style:style style:name="Contents_20_4" style:display-name="Contents 4" style:family="paragraph" style:parent-style-name="Normal" style:next-style-name="Normal" style:class="index">
      <style:paragraph-properties fo:margin-left="5.08cm" fo:margin-right="0cm" fo:text-indent="-0.762cm" style:auto-text-indent="false"/>
    </style:style>
    <style:style style:name="Footnote" style:family="paragraph" style:parent-style-name="Standard" style:class="extra">
      <style:paragraph-properties fo:margin-left="0.499cm" fo:margin-right="0cm" fo:text-indent="-0.499cm" style:auto-text-indent="false"/>
      <style:text-properties style:font-name="Linux Libertine O" fo:font-family="'Linux Libertine O'" fo:font-size="10pt"/>
    </style:style>
    <style:style style:name="List_20_2_20_Start" style:display-name="List 2 Start" style:family="paragraph" style:parent-style-name="Text_20_body" style:class="list">
      <style:paragraph-properties fo:margin-left="1.27cm" fo:margin-right="0cm" fo:margin-top="0.423cm" fo:margin-bottom="0.212cm" loext:contextual-spacing="false"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class="extra">
      <style:paragraph-properties fo:text-align="center" style:justify-single-word="false"/>
      <style:text-properties fo:font-weight="bold"/>
    </style:style>
    <style:style style:name="Numbering_20_1_20_Cont." style:display-name="Numbering 1 Cont." style:family="paragraph" style:parent-style-name="Numbering_20_1" style:list-style-name="Numbering_20_123" style:class="list">
      <style:paragraph-properties fo:margin-left="0.7cm" fo:margin-right="0cm" fo:margin-top="0cm" fo:margin-bottom="0cm" loext:contextual-spacing="false" fo:text-indent="-0.101cm" style:auto-text-indent="false">
        <style:tab-stops/>
      </style:paragraph-properties>
    </style:style>
    <style:style style:name="Contents_20_3" style:display-name="Contents 3" style:family="paragraph" style:parent-style-name="Normal" style:next-style-name="Normal" style:class="index">
      <style:paragraph-properties fo:margin-left="3.81cm" fo:margin-right="0cm" fo:text-indent="-0.762cm" style:auto-text-indent="false"/>
    </style:style>
    <style:style style:name="Numbering_20_1_20_End" style:display-name="Numbering 1 End" style:family="paragraph" style:parent-style-name="Numbering_20_1" style:next-style-name="Text_20_body" style:list-style-name="Numbering_20_123" style:class="list">
      <style:paragraph-properties fo:margin-left="0.7cm" fo:margin-right="0cm" fo:margin-top="0cm" fo:margin-bottom="0.102cm" loext:contextual-spacing="false" fo:text-indent="-0.101cm" style:auto-text-indent="false">
        <style:tab-stops/>
      </style:paragraph-properties>
    </style:style>
    <style:style style:name="Numbering_20_1" style:display-name="Numbering 1" style:family="paragraph" style:parent-style-name="Text_20_body" style:class="list">
      <style:paragraph-properties fo:margin-left="0.762cm" fo:margin-right="0cm" fo:margin-top="0cm" fo:margin-bottom="0cm" loext:contextual-spacing="false" fo:text-indent="-0.127cm" style:auto-text-indent="false"/>
    </style:style>
    <style:style style:name="Subtitle" style:family="paragraph" style:parent-style-name="Heading" style:next-style-name="Text_20_body" style:class="chapter">
      <style:paragraph-properties fo:margin-top="0cm" fo:margin-bottom="0.432cm" loext:contextual-spacing="false" fo:text-align="center" style:justify-single-word="false"/>
      <style:text-properties style:font-name="Linux Libertine Display O" fo:font-family="'Linux Libertine Display O'" fo:font-size="14pt"/>
    </style:style>
    <style:style style:name="Code_20_Fragment" style:display-name="Code Fragment" style:family="paragraph" style:parent-style-name="Text_20_body">
      <style:paragraph-properties fo:margin-top="0cm" fo:margin-bottom="0cm" loext:contextual-spacing="false">
        <style:tab-stops>
          <style:tab-stop style:position="0.508cm"/>
          <style:tab-stop style:position="1.016cm"/>
          <style:tab-stop style:position="1.524cm"/>
          <style:tab-stop style:position="2.032cm"/>
          <style:tab-stop style:position="2.54cm"/>
          <style:tab-stop style:position="3.048cm"/>
          <style:tab-stop style:position="3.554cm"/>
          <style:tab-stop style:position="4.064cm"/>
          <style:tab-stop style:position="4.572cm"/>
          <style:tab-stop style:position="5.08cm"/>
        </style:tab-stops>
      </style:paragraph-properties>
      <style:text-properties style:font-name="Prestige Elite Std" fo:font-family="'Prestige Elite Std'" fo:font-size="9pt" fo:font-weight="bold"/>
    </style:style>
    <style:style style:name="List_20_1_20_Cont." style:display-name="List 1 Cont." style:family="paragraph" style:parent-style-name="Text_20_body" style:list-style-name="List_20_1" style:class="list">
      <loext:graphic-properties draw:fill="none" draw:fill-color="#729fcf"/>
      <style:paragraph-properties fo:margin-left="0.4cm" fo:margin-right="0cm" fo:margin-top="0cm" fo:margin-bottom="0cm" loext:contextual-spacing="false" fo:text-indent="-0.199cm" style:auto-text-indent="false" fo:background-color="transparent"/>
    </style:style>
    <style:style style:name="Numbering_20_1_20_Start" style:display-name="Numbering 1 Start" style:family="paragraph" style:parent-style-name="Marginalia" style:next-style-name="Numbering_20_1_20_Cont." style:list-style-name="Numbering_20_123" style:class="list">
      <style:paragraph-properties fo:margin-left="0.7cm" fo:margin-right="0cm" fo:margin-top="0.102cm" fo:margin-bottom="0cm" loext:contextual-spacing="false" fo:text-align="start" style:justify-single-word="false" fo:text-indent="-0.101cm" style:auto-text-indent="false">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fo:font-size="10pt"/>
    </style:style>
    <style:style style:name="Marginalia" style:family="paragraph" style:parent-style-name="Text_20_body" style:class="text">
      <style:paragraph-properties fo:margin-left="4.001cm" fo:margin-right="0cm" fo:text-indent="0cm" style:auto-text-indent="false"/>
    </style:style>
    <style:style style:name="Footer" style:family="paragraph" style:parent-style-name="Standard" style:class="extra">
      <style:paragraph-properties>
        <style:tab-stops>
          <style:tab-stop style:position="8.498cm" style:type="center"/>
          <style:tab-stop style:position="16.999cm" style:type="right"/>
        </style:tab-stops>
      </style:paragraph-properties>
      <style:text-properties style:font-name="Linux Libertine O" fo:font-family="'Linux Libertine O'" fo:font-size="10.5pt"/>
    </style:style>
    <style:style style:name="List_20_1_20_Start" style:display-name="List 1 Start" style:family="paragraph" style:parent-style-name="Text_20_body" style:next-style-name="List_20_1_20_Cont." style:list-style-name="List_20_1" style:class="list" style:master-page-name="">
      <style:paragraph-properties fo:margin-left="0.4cm" fo:margin-right="0cm" fo:margin-top="0.102cm" fo:margin-bottom="0cm" loext:contextual-spacing="false" fo:text-indent="-0.199cm" style:auto-text-indent="false" style:page-number="auto">
        <style:tab-stops/>
      </style:paragraph-properties>
    </style:style>
    <style:style style:name="Heading_20_1" style:display-name="Heading 1" style:family="paragraph" style:parent-style-name="Heading" style:next-style-name="Text_20_body" style:class="text">
      <style:paragraph-properties fo:margin-left="0cm" fo:margin-right="0cm" fo:margin-top="0.61cm" fo:margin-bottom="0.102cm" loext:contextual-spacing="false" fo:text-indent="0cm" style:auto-text-indent="false" style:writing-mode="lr-tb"/>
      <style:text-properties style:font-name="Linux Libertine O" fo:font-family="'Linux Libertine O'" fo:font-size="17pt" fo:font-weight="bold"/>
    </style:style>
    <style:style style:name="Heading_20_2" style:display-name="Heading 2" style:family="paragraph" style:parent-style-name="Heading" style:next-style-name="Text_20_body" style:class="text">
      <style:paragraph-properties fo:margin-left="0cm" fo:margin-right="0cm" fo:margin-top="0.483cm" fo:margin-bottom="0.102cm" loext:contextual-spacing="false" fo:text-indent="0cm" style:auto-text-indent="false"/>
      <style:text-properties fo:font-size="15.1000003814697pt" fo:font-weight="bold"/>
    </style:style>
    <style:style style:name="Heading_20_3" style:display-name="Heading 3" style:family="paragraph" style:parent-style-name="Heading" style:next-style-name="Text_20_body" style:class="text">
      <style:paragraph-properties fo:margin-left="0cm" fo:margin-right="0cm" fo:margin-top="0.432cm" fo:margin-bottom="0.102cm" loext:contextual-spacing="false" fo:text-indent="0cm" style:auto-text-indent="false"/>
      <style:text-properties fo:font-size="12pt" fo:font-weight="bold"/>
    </style:style>
    <style:style style:name="Heading_20_4" style:display-name="Heading 4" style:family="paragraph" style:parent-style-name="Heading" style:next-style-name="Text_20_body" style:class="text">
      <style:paragraph-properties fo:margin-left="0cm" fo:margin-right="0cm" fo:text-indent="0cm" style:auto-text-indent="false"/>
      <style:text-properties fo:font-size="11pt" fo:font-weight="bold"/>
    </style:style>
    <style:style style:name="Caption" style:family="paragraph" style:parent-style-name="Standard" style:class="extra">
      <style:paragraph-properties fo:margin-top="0.212cm" fo:margin-bottom="0.212cm" loext:contextual-spacing="false"/>
      <style:text-properties fo:font-size="12pt" fo:font-style="italic"/>
    </style:style>
    <style:style style:name="Project" style:family="paragraph" style:parent-style-name="Title">
      <style:text-properties fo:font-size="10.5pt" fo:font-weight="normal"/>
    </style:style>
    <style:style style:name="Text" style:family="paragraph" style:parent-style-name="Caption" style:class="extra">
      <style:text-properties style:font-name="Linux Libertine O" fo:font-family="'Linux Libertine O'" fo:font-size="10.5pt"/>
    </style:style>
    <style:style style:name="Normal" style:family="paragraph">
      <style:paragraph-properties style:writing-mode="lr-tb"/>
      <style:text-properties style:font-name="Times New Roman" fo:font-family="'Times New Roman'" fo:font-size="12pt" fo:language="de" fo:country="DE"/>
    </style:style>
    <style:style style:name="Title" style:family="paragraph" style:parent-style-name="Heading" style:next-style-name="Subtitle" style:class="chapter">
      <style:paragraph-properties fo:text-align="center" style:justify-single-word="false" style:writing-mode="lr-tb"/>
      <style:text-properties style:font-name="Linux Libertine O" fo:font-family="'Linux Libertine O'" fo:font-size="18pt" fo:font-weight="bold"/>
    </style:style>
    <style:style style:name="List_20_2_20_Cont." style:display-name="List 2 Cont." style:family="paragraph" style:parent-style-name="Text_20_body" style:class="list">
      <style:paragraph-properties fo:margin-left="1.27cm" fo:margin-right="0cm" fo:margin-top="0cm" fo:margin-bottom="0.212cm" loext:contextual-spacing="false" fo:text-indent="0cm" style:auto-text-indent="false"/>
    </style:style>
    <style:style style:name="Internet_20_link_5f_text" style:display-name="Internet link_text" style:family="text">
      <style:text-properties fo:color="#000080" style:text-underline-style="solid" style:text-underline-width="auto" style:text-underline-color="font-color"/>
    </style:style>
    <style:style style:name="Bullet_20_Symbols_5f_text" style:display-name="Bullet Symbols_text" style:family="text">
      <style:text-properties style:font-name="OpenSymbol" fo:font-family="OpenSymbol"/>
    </style:style>
    <style:style style:name="Code_5f_text" style:display-name="Code_text" style:family="text">
      <style:text-properties style:font-name="Prestige Elite Std" fo:font-family="'Prestige Elite Std'" fo:font-weight="bold"/>
    </style:style>
    <style:style style:name="Footnote_20_anchor_5f_text" style:display-name="Footnote anchor_text" style:family="text">
      <style:text-properties style:text-position="33% 58%"/>
    </style:style>
    <style:style style:name="Citation_5f_text" style:display-name="Citation_text" style:family="text">
      <style:text-properties fo:font-style="italic"/>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fo:text-align="end">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break-before="page"/>
      <style:text-properties fo:font-size="8pt" style:font-size-asian="8pt" style:font-size-complex="8pt"/>
    </style:style>
    <style:page-layout style:name="Mpm1">
      <style:page-layout-properties fo:page-width="21.001cm" fo:page-height="29.7cm" style:num-format="1" style:print-orientation="portrait" fo:margin-top="2cm" fo:margin-bottom="1.77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461cm" fo:margin-left="0cm" fo:margin-right="0cm" fo:margin-top="0cm" fo:border-top="0.06pt solid #000000" fo:border-bottom="none" fo:border-left="none" fo:border-right="none" fo:padding="0.049cm" fo:background-color="transparent" style:dynamic-spacing="true" draw:fill="none" draw:fill-color="#729fcf"/>
      </style:footer-style>
    </style:page-layout>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footer>
        <text:p text:style-name="MP1"><text:file-name text:display="full">/home/dio/projects/coradec/coratrade/CoraTrade.odt</text:file-name><text:tab/>page <text:page-number text:select-page="current">5</text:page-number> / <text:page-count>5</text:page-count><text:tab/>@<text:time style:data-style-name="N41" text:time-value="2020-05-25T22:50:43.044721148">22:46:22</text:ti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initial-creator>Dominik Wezel</meta:initial-creator>
    <meta:printed-by>Dominik Wezel</meta:printed-by>
    <meta:creation-date>2015-08-10T11:33:07</meta:creation-date>
    <dc:date>2020-05-25T22:50:42.979297043</dc:date>
    <meta:print-date>2015-09-02T17:34:38</meta:print-date>
    <meta:editing-duration>PT8H30M12S</meta:editing-duration>
    <meta:editing-cycles>9</meta:editing-cycles>
    <meta:document-statistic meta:table-count="0" meta:image-count="0" meta:object-count="0" meta:page-count="5" meta:paragraph-count="118" meta:word-count="1761" meta:character-count="10633" meta:non-whitespace-character-count="9013"/>
  </office:meta>
</office:document-meta>
</file>